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6.402cm" svg:height="18.753cm" svg:x="4.32cm" svg:y="0.106cm">
            <draw:object draw:notify-on-update-of-ranges="table_stats.B1:table_stats.B1 table_stats.B2:table_stats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13:18:23.586189021</dc:date>
    <meta:editing-duration>PT3M5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403cm" svg:height="18.754cm" xlink:href=".." xlink:type="simple" chart:class="chart:bar" chart:style-name="ch1">
        <chart:legend chart:legend-position="end" svg:x="32.949cm" svg:y="9.078cm" style:legend-expansion="high" chart:style-name="ch2"/>
        <chart:plot-area chart:style-name="ch3" table:cell-range-address="table_stats.B1:table_stats.B100" chart:data-source-has-labels="row" svg:x="0.728cm" svg:y="0.375cm" svg:width="31.493cm" svg:height="18.004cm">
          <chart:coordinate-region svg:x="1.72cm" svg:y="0.574cm" svg:width="30.501cm" svg:height="17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100" chart:label-cell-address="table_stats.B1:table_stats.B1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